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4" style:family="table-cell" style:parent-style-name="Default" style:data-style-name="N0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antal</text:p>
          </table:table-cell>
          <table:table-cell office:value-type="string" calcext:value-type="string">
            <text:p>muntbiljet</text:p>
          </table:table-cell>
          <table:table-cell table:style-name="Default" office:value-type="string" calcext:value-type="string">
            <text:p>totaal</text:p>
          </table:table-cell>
          <table:table-cell table:style-name="Default" office:value-type="string" calcext:value-type="string">
            <text:p>Meer dan 1000?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table:formula="of:=IF(AND(ISNUMBER([.A2]);ISNUMBER([.B2]));[.A2]*[.B2];&quot;&quot;)" office:value-type="float" office:value="34500" calcext:value-type="float">
            <text:p>34500</text:p>
          </table:table-cell>
          <table:table-cell table:formula="of:=IF(ISNUMBER([.C2]);IF([.C2]&gt;1000;&quot;Ja&quot;;&quot;Nee&quot;);&quot;&quot;)" office:value-type="string" office:string-value="Ja" calcext:value-type="string">
            <text:p>J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table:formula="of:=IF(AND(ISNUMBER([.A3]);ISNUMBER([.B3]));[.A3]*[.B3];&quot;&quot;)" office:value-type="float" office:value="10800" calcext:value-type="float">
            <text:p>10800</text:p>
          </table:table-cell>
          <table:table-cell table:formula="of:=IF(ISNUMBER([.C3]);IF([.C3]&gt;1000;&quot;Ja&quot;;&quot;Nee&quot;);&quot;&quot;)" office:value-type="string" office:string-value="Ja" calcext:value-type="string">
            <text:p>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AND(ISNUMBER([.A4]);ISNUMBER([.B4]));[.A4]*[.B4];&quot;&quot;)" office:value-type="float" office:value="500" calcext:value-type="float">
            <text:p>500</text:p>
          </table:table-cell>
          <table:table-cell table:formula="of:=IF(ISNUMBER([.C4]);IF([.C4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IF(AND(ISNUMBER([.A5]);ISNUMBER([.B5]));[.A5]*[.B5];&quot;&quot;)" office:value-type="float" office:value="2100" calcext:value-type="float">
            <text:p>2100</text:p>
          </table:table-cell>
          <table:table-cell table:formula="of:=IF(ISNUMBER([.C5]);IF([.C5]&gt;1000;&quot;Ja&quot;;&quot;Nee&quot;);&quot;&quot;)" office:value-type="string" office:string-value="Ja" calcext:value-type="string">
            <text:p>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AND(ISNUMBER([.A6]);ISNUMBER([.B6]));[.A6]*[.B6];&quot;&quot;)" office:value-type="float" office:value="80" calcext:value-type="float">
            <text:p>80</text:p>
          </table:table-cell>
          <table:table-cell table:formula="of:=IF(ISNUMBER([.C6]);IF([.C6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ISNUMBER([.A7]);ISNUMBER([.B7]));[.A7]*[.B7];&quot;&quot;)" office:value-type="float" office:value="20" calcext:value-type="float">
            <text:p>20</text:p>
          </table:table-cell>
          <table:table-cell table:formula="of:=IF(ISNUMBER([.C7]);IF([.C7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ISNUMBER([.A8]);ISNUMBER([.B8]));[.A8]*[.B8];&quot;&quot;)" office:value-type="float" office:value="20" calcext:value-type="float">
            <text:p>20</text:p>
          </table:table-cell>
          <table:table-cell table:formula="of:=IF(ISNUMBER([.C8]);IF([.C8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IF(AND(ISNUMBER([.A9]);ISNUMBER([.B9]));[.A9]*[.B9];&quot;&quot;)" office:value-type="float" office:value="4" calcext:value-type="float">
            <text:p>4</text:p>
          </table:table-cell>
          <table:table-cell table:formula="of:=IF(ISNUMBER([.C9]);IF([.C9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ISNUMBER([.A10]);ISNUMBER([.B10]));[.A10]*[.B10];&quot;&quot;)" office:value-type="float" office:value="1" calcext:value-type="float">
            <text:p>1</text:p>
          </table:table-cell>
          <table:table-cell table:formula="of:=IF(ISNUMBER([.C10]);IF([.C10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table:formula="of:=IF(AND(ISNUMBER([.A11]);ISNUMBER([.B11]));[.A11]*[.B11];&quot;&quot;)" office:value-type="float" office:value="10.5" calcext:value-type="float">
            <text:p>10,5</text:p>
          </table:table-cell>
          <table:table-cell table:formula="of:=IF(ISNUMBER([.C11]);IF([.C11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IF(AND(ISNUMBER([.A12]);ISNUMBER([.B12]));[.A12]*[.B12];&quot;&quot;)" office:value-type="float" office:value="0.4" calcext:value-type="float">
            <text:p>0,4</text:p>
          </table:table-cell>
          <table:table-cell table:formula="of:=IF(ISNUMBER([.C12]);IF([.C12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IF(AND(ISNUMBER([.A13]);ISNUMBER([.B13]));[.A13]*[.B13];&quot;&quot;)">
            <text:p/>
          </table:table-cell>
          <table:table-cell table:formula="of:=IF(ISNUMBER([.C13]);IF([.C13]&gt;1000;&quot;Ja&quot;;&quot;Nee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" calcext:value-type="float">
            <text:p>0,05</text:p>
          </table:table-cell>
          <table:table-cell table:formula="of:=IF(AND(ISNUMBER([.A14]);ISNUMBER([.B14]));[.A14]*[.B14];&quot;&quot;)" office:value-type="float" office:value="3.25" calcext:value-type="float">
            <text:p>3,25</text:p>
          </table:table-cell>
          <table:table-cell table:formula="of:=IF(ISNUMBER([.C14]);IF([.C14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,02</text:p>
          </table:table-cell>
          <table:table-cell table:formula="of:=IF(AND(ISNUMBER([.A15]);ISNUMBER([.B15]));[.A15]*[.B15];&quot;&quot;)" office:value-type="float" office:value="0.94" calcext:value-type="float">
            <text:p>0,94</text:p>
          </table:table-cell>
          <table:table-cell table:formula="of:=IF(ISNUMBER([.C15]);IF([.C15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formula="of:=IF(AND(ISNUMBER([.A16]);ISNUMBER([.B16]));[.A16]*[.B16];&quot;&quot;)" office:value-type="float" office:value="0.05" calcext:value-type="float">
            <text:p>0,05</text:p>
          </table:table-cell>
          <table:table-cell table:formula="of:=IF(ISNUMBER([.C16]);IF([.C16]&gt;1000;&quot;Ja&quot;;&quot;Nee&quot;);&quot;&quot;)" office:value-type="string" office:string-value="Nee" calcext:value-type="string">
            <text:p>Ne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table:formula="of:=IF(COUNT([.A2:.A16])&gt;=0;SUM([.A2:.A16]);&quot;&quot;)" office:value-type="float" office:value="323" calcext:value-type="float">
            <text:p>323</text:p>
          </table:table-cell>
          <table:table-cell office:value-type="string" calcext:value-type="string">
            <text:p>totaal</text:p>
          </table:table-cell>
          <table:table-cell table:style-name="ce4" table:formula="of:=IF(COUNT([.C2:.C16])&gt;=0;SUM([.C2:.C16]);&quot;&quot;)" office:value-type="float" office:value="48040.14" calcext:value-type="float">
            <text:p>48040,1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-00-0000</text:date>, <text:time style:data-style-name="N2" text:time-value="10:45:44.24952039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8:59:31.128000000</meta:creation-date>
    <dc:date>2018-11-12T10:53:22.394821994</dc:date>
    <meta:editing-duration>PT51M8S</meta:editing-duration>
    <meta:editing-cycles>3</meta:editing-cycles>
    <meta:generator>LibreOffice/6.0.4.2$Linux_X86_64 LibreOffice_project/00m0$Build-2</meta:generator>
    <meta:document-statistic meta:table-count="1" meta:cell-count="66" meta:object-count="0"/>
  </office:meta>
</office:document-meta>
</file>